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189b7" officeooo:paragraph-rsid="001189b7"/>
    </style:style>
    <style:style style:name="P2" style:family="paragraph" style:parent-style-name="Text_20_body">
      <style:text-properties officeooo:rsid="0013fc15" officeooo:paragraph-rsid="0013fc15"/>
    </style:style>
    <style:style style:name="P3" style:family="paragraph" style:parent-style-name="Text_20_body">
      <style:text-properties officeooo:rsid="0015368c" officeooo:paragraph-rsid="0015368c"/>
    </style:style>
    <style:style style:name="P4" style:family="paragraph" style:parent-style-name="Text_20_body">
      <style:text-properties officeooo:rsid="0016d95f" officeooo:paragraph-rsid="0016d95f"/>
    </style:style>
    <style:style style:name="P5" style:family="paragraph" style:parent-style-name="Text_20_body">
      <style:text-properties officeooo:rsid="0020054f" officeooo:paragraph-rsid="0020054f"/>
    </style:style>
    <style:style style:name="P6" style:family="paragraph" style:parent-style-name="Text_20_body">
      <style:text-properties fo:font-weight="bold" officeooo:rsid="0020054f" officeooo:paragraph-rsid="0020054f" style:font-weight-asian="bold" style:font-weight-complex="bold"/>
    </style:style>
    <style:style style:name="P7" style:family="paragraph" style:parent-style-name="Text_20_body">
      <style:text-properties fo:font-weight="bold" officeooo:rsid="0028ea4d" officeooo:paragraph-rsid="0028ea4d" style:font-weight-asian="bold" style:font-weight-complex="bold"/>
    </style:style>
    <style:style style:name="P8" style:family="paragraph" style:parent-style-name="Text_20_body">
      <style:text-properties fo:font-weight="bold" officeooo:rsid="0013fc15" officeooo:paragraph-rsid="0013fc15" style:font-weight-asian="bold" style:font-weight-complex="bold"/>
    </style:style>
    <style:style style:name="P9" style:family="paragraph" style:parent-style-name="Text_20_body">
      <style:text-properties fo:font-weight="normal" officeooo:rsid="0021075d" officeooo:paragraph-rsid="0021075d" style:font-weight-asian="normal" style:font-weight-complex="normal"/>
    </style:style>
    <style:style style:name="P10" style:family="paragraph" style:parent-style-name="Text_20_body">
      <style:text-properties fo:font-weight="normal" officeooo:rsid="0028ea4d" officeooo:paragraph-rsid="0028ea4d" style:font-weight-asian="normal" style:font-weight-complex="normal"/>
    </style:style>
    <style:style style:name="P11" style:family="paragraph" style:parent-style-name="Text_20_body">
      <style:text-properties fo:font-weight="bold" officeooo:rsid="002e2949" officeooo:paragraph-rsid="002e2949" style:font-weight-asian="bold" style:font-weight-complex="bold"/>
    </style:style>
    <style:style style:name="T1" style:family="text">
      <style:text-properties officeooo:rsid="0011134e"/>
    </style:style>
    <style:style style:name="T2" style:family="text">
      <style:text-properties officeooo:rsid="00187640"/>
    </style:style>
    <style:style style:name="T3" style:family="text">
      <style:text-properties officeooo:rsid="001a22f5"/>
    </style:style>
    <style:style style:name="T4" style:family="text">
      <style:text-properties officeooo:rsid="001cdb25"/>
    </style:style>
    <style:style style:name="T5" style:family="text">
      <style:text-properties officeooo:rsid="001d8369"/>
    </style:style>
    <style:style style:name="T6" style:family="text">
      <style:text-properties officeooo:rsid="0021e3e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1e3e3" style:font-weight-asian="bold" style:font-weight-complex="bold"/>
    </style:style>
    <style:style style:name="T9" style:family="text">
      <style:text-properties officeooo:rsid="00245c8a"/>
    </style:style>
    <style:style style:name="T10" style:family="text">
      <style:text-properties officeooo:rsid="00248cc4"/>
    </style:style>
    <style:style style:name="T11" style:family="text">
      <style:text-properties officeooo:rsid="002b6d6a"/>
    </style:style>
    <style:style style:name="T12" style:family="text">
      <style:text-properties officeooo:rsid="002c4fd5"/>
    </style:style>
    <style:style style:name="T13" style:family="text">
      <style:text-properties officeooo:rsid="0030c0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第四章 碎片</text:p>
      <text:p text:style-name="Text_20_body">______________________________________________________什么是碎片</text:p>
      <text:p text:style-name="Text_20_body">碎片式可以嵌入在活动中的UI片段<text:span text:style-name="T1">，可以让程序合理的利用大屏幕的空间</text:span></text:p>
      <text:p text:style-name="P11">在父布局中声明我们的碎片的控件，最重要的就是我们的name属性指定我们的碎片类的位置，在碎片类的构造函数中我们引用我们相应的布局类型就好</text:p>
      <text:p text:style-name="Text_20_body">______________________________________________________碎片的使用方式</text:p>
      <text:p text:style-name="P1">1.构建相应大量的布局文件充当我们的要嵌入的碎片UI</text:p>
      <text:p text:style-name="P1">2.继承自Fragment然后构建新的类，这个类就是我们的构建的碎片<text:span text:style-name="T3">（我们这里的Fragment的全写是android.support.v4.app.Fragment,必须写全）</text:span></text:p>
      <text:p text:style-name="P1"><text:tab/>完成这个类我们需要重写oncreatview方法：</text:p>
      <text:p text:style-name="P1"><text:tab/><text:tab/>inflater.inflater(R.layout….,container,false)这里我们加载的布局就是我们的之前的定义的碎片<text:tab/><text:tab/>的UI</text:p>
      <text:p text:style-name="P2">3.像调用控件一样（内嵌活动一样）调用我们的碎片</text:p>
      <text:p text:style-name="P8">fragment标签内最不能省的就是name属性com.example.包名….包名直接指向我们的构造的碎片类<text:span text:style-name="T11">（碎片类构造的时候加载了碎片的布局）</text:span></text:p>
      <text:p text:style-name="P2">_____________________________________________________动态加载碎片</text:p>
      <text:p text:style-name="P3">1.内嵌一个布局，用来充当我们的碎片的父布局</text:p>
      <text:p text:style-name="P4">2.动态添加碎片：</text:p>
      <text:p text:style-name="P4"><text:tab/>1.创建碎片的实例（我们继承自Fragment的类的实例）</text:p>
      <text:p text:style-name="P4"><text:tab/>2.FragmentManger类的实例化，getSupportFragmentManger()获取这个碎片管理器</text:p>
      <text:p text:style-name="P4"><text:tab/>3.FragmentTransaction开启一个事务：使用管理器的beginTransaction函数开启事务的实例</text:p>
      <text:p text:style-name="P4"><text:tab/><text:span text:style-name="T2">4.事务的replace方法替换我们的碎片（碎片父布局id，新的碎片实例(类 - 这个类不是我们当前的碎片控件的指定的类，但是即将成为)）</text:span></text:p>
      <text:p text:style-name="P4"><text:tab/><text:span text:style-name="T2">5.commit – 提交我们的事务</text:span></text:p>
      <text:p text:style-name="P4">_____________________________________________________碎片中模拟返回栈</text:p>
      <text:p text:style-name="P4">我们会发现我们的碎片其实和活动是一个层次上的<text:span text:style-name="T4">，也就是说我们的碎片不是基于返回栈的</text:span></text:p>
      <text:p text:style-name="P4">为了实现返回栈的方法<text:span text:style-name="T4">，我们需要加上:事务的实例.addToBackStack(null)语句代表我们的碎片是可以叠加有返回栈的</text:span></text:p>
      <text:p text:style-name="P4">_____________________________________________________活动碎片通信</text:p>
      <text:p text:style-name="P4"><text:soft-page-break/>碎片和活动之间的联系<text:span text:style-name="T5">：</text:span></text:p>
      <text:p text:style-name="P4">活动-<text:span text:style-name="T5">&gt;碎片：FragmentManger实例有findFragmentbyID的方法可以根据碎片的布局的id抓取到我们的碎片的碎片的实例从而调用碎片中方法</text:span></text:p>
      <text:p text:style-name="P4">碎片-<text:span text:style-name="T5">&gt;活动：getActivity()获得活动实现调用活动的方法</text:span></text:p>
      <text:p text:style-name="P4">碎片→碎片：碎片1→活动→碎片2</text:p>
      <text:p text:style-name="P4"/>
      <text:p text:style-name="P4">____________________________________________________碎片的生命周期</text:p>
      <text:p text:style-name="P5">1.运行状态：</text:p>
      <text:p text:style-name="P5">碎片可见并且关联活动都在运行状态</text:p>
      <text:p text:style-name="P5">2.暂停状态：</text:p>
      <text:p text:style-name="P5">活动进入暂停状态，对应的碎片进入暂停状态</text:p>
      <text:p text:style-name="P5">3.停止状态：</text:p>
      <text:p text:style-name="P5">活动停止，碎片停止</text:p>
      <text:p text:style-name="P6">活动不停止，replace或者remove提交事务之前调用了addtobackstack的碎片也停止</text:p>
      <text:p text:style-name="P9">4.销毁状态：</text:p>
      <text:p text:style-name="P9">活动销毁，碎片销毁</text:p>
      <text:p text:style-name="P9">活动继续，replace，remove的提交操作之前没有调用addtobackstack也会销毁，否则只是进入返回栈</text:p>
      <text:p text:style-name="P9"/>
      <text:p text:style-name="P9">有关的函数<text:span text:style-name="T6">：<text:line-break/>onAttach() : 碎片与活动建立联系的时候调用</text:span></text:p>
      <text:p text:style-name="P9">onCreatView <text:span text:style-name="T6">：为碎片加载布局的时候调用</text:span></text:p>
      <text:p text:style-name="P9">onActivityCreated :与碎片相关联的活动创建完成时调用</text:p>
      <text:p text:style-name="P9">onDestoryView <text:span text:style-name="T6">：与</text:span><text:span text:style-name="T8">碎片有关联的视图</text:span><text:span text:style-name="T6">被移除的时候调动</text:span></text:p>
      <text:p text:style-name="P9">onDetach <text:span text:style-name="T6">：碎片和活动解除关系的时候调用</text:span></text:p>
      <text:p text:style-name="P9">支持onsaveinstance的bundle类来保存碎片<text:span text:style-name="T9">（活动）</text:span>缓存数据<text:span text:style-name="T13">，我们的碎片的构造函数中有bundle类型的数据提供我们的需求</text:span></text:p>
      <text:p text:style-name="P9"/>
      <text:p text:style-name="P9">___________________________________________________运行时动态加载限定符</text:p>
      <text:p text:style-name="P9">layout-large/small/normal/xlarge/land/port/ldpi/mdpi/….分辨率<text:span text:style-name="T10">，屏幕大小等等的想定负文件夹和我们的之前的文金价是地位平等的，只是在我们的不同场合去动态的调用相应的代码</text:span></text:p>
      <text:p text:style-name="P7"><text:soft-page-break/>注意我们的xml文件中的只是声明了一个空间用来存放碎片而已，我们的真实的碎片是构建一个类继承自Fragment类然后在FragmentManager中和我们的存放碎片的空间与实例一起进行绑定</text:p>
      <text:p text:style-name="P10">最小宽度限定符<text:span text:style-name="T12">，我们无法确定什么样的手机大小使用什么样的布局，所以这里我们的最小宽度限定符可以设定一个宽度界限，在这个界限之下我们认为是小以上是大layout-swxxxd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5:25:43.567427234</meta:creation-date>
    <meta:generator>LibreOffice/5.1.4.2$Linux_X86_64 LibreOffice_project/10m0$Build-2</meta:generator>
    <dc:date>2017-03-07T14:45:17.687763075</dc:date>
    <meta:editing-duration>PT1H56M39S</meta:editing-duration>
    <meta:editing-cycles>29</meta:editing-cycles>
    <meta:document-statistic meta:table-count="0" meta:image-count="0" meta:object-count="0" meta:page-count="3" meta:paragraph-count="48" meta:word-count="1148" meta:character-count="2047" meta:non-whitespace-character-count="2025"/>
  </office:meta>
</office:document-meta>
</file>